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_20_und_20_Inhalt-title">
      <style:graphic-properties fo:min-height="3.625cm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presentation:style-name="pr1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PN &amp; DNS</text:span></text:p>
          </draw:text-box>
        </draw:frame>
        <draw:frame presentation:style-name="pr2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Basis: Konfigurations-Templates der Netz-Gruppen</text:p>
              </text:list-item>
              <text:list-item>
                <text:p>Server-Zertifikate und Passwörter im Vault </text:p>
                <text:list>
                  <text:list-header>
                    <text:p>→ werden nach /etc/openvpn/certs kopiert</text:p>
                  </text:list-header>
                </text:list>
              </text:list-item>
              <text:list-item>
                <text:p>Systemd-Diens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">
        <office:forms form:automatic-focus="false" form:apply-design-mode="false"/>
        <draw:frame presentation:style-name="pr1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PN &amp; DNS</text:span></text:p>
          </draw:text-box>
        </draw:frame>
        <draw:frame presentation:style-name="pr2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Abweichende Konfigurationen Nord ↔ Süd </text:p>
                <text:list>
                  <text:list-item>
                    <text:p>Süd: +mtu, float, auth, verify-x509-name</text:p>
                  </text:list-item>
                  <text:list-item>
                    <text:p>Nord: +resolv-retry, remote-cert-tls</text:p>
                    <text:p>→ Merge der Konfigurationen/Verwendung von Ansible-Variablen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1">
        <office:forms form:automatic-focus="false" form:apply-design-mode="false"/>
        <draw:frame presentation:style-name="pr1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PN &amp; DNS</text:span></text:p>
          </draw:text-box>
        </draw:frame>
        <draw:frame presentation:style-name="pr2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DNS:</text:p>
                <text:list>
                  <text:list-item>
                    <text:p>Nord: DNS-Server bei Verbindungsaufbau übertragen</text:p>
                  </text:list-item>
                  <text:list-item>
                    <text:p>Anpassung der VPN-Konfiguration:</text:p>
                    <text:list>
                      <text:list-header>
                        <text:p>script-security 2</text:p>
                        <text:p>up /etc/openvpn/update-resolv-conf</text:p>
                        <text:p>down /etc/openvpn/update-resolv-conf</text:p>
                      </text:list-header>
                    </text:list>
                  </text:list-item>
                  <text:list-item>
                    <text:p>Zusätzlich Einträge in /etc/hosts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7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8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9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1" draw:layer="backgroundobjects" svg:width="22.647cm" svg:height="2.751cm" svg:x="1.702cm" svg:y="0.635cm" presentation:class="title" presentation:user-transformed="true">
        <draw:text-box>
          <text:p text:style-name="MP10"><text:span text:style-name="MT2">Titelmasterformat durch Klicken bearbeiten</text:span></text:p>
        </draw:text-box>
      </draw:frame>
      <draw:frame draw:name="Datumsplatzhalter 3" presentation:style-name="Mpr5" draw:text-style-name="MP13" draw:layer="backgroundobjects" svg:width="7.407cm" svg:height="1.013cm" svg:x="16.933cm" svg:y="17.357cm" presentation:class="date-time" presentation:user-transformed="true">
        <draw:text-box>
          <text:p text:style-name="MP12"><text:span text:style-name="MT3"><text:date style:data-style-name="D1" text:date-value="2016-09-08">08.09.16</text:date></text:span></text:p>
        </draw:text-box>
      </draw:frame>
      <draw:frame draw:name="Fußzeilenplatzhalter 4" presentation:style-name="Mpr5" draw:text-style-name="MP13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5" draw:text-style-name="MP13" draw:layer="backgroundobjects" svg:width="1.481cm" svg:height="0.678cm" svg:x="0cm" svg:y="3.534cm" presentation:class="page-number" presentation:user-transformed="true">
        <draw:text-box>
          <text:p text:style-name="MP14"><text:span text:style-name="MT4"><text:page-number>&lt;Foliennummer&gt;</text:page-number></text:span></text:p>
        </draw:text-box>
      </draw:frame>
      <draw:frame draw:name="Inhaltsplatzhalter 7" presentation:style-name="Mpr6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5">Format des Gliederungstextes durch </text:span><text:span text:style-name="MT5">Klicken bearbeiten</text:span></text:p>
              <text:list>
                <text:list-item>
                  <text:p text:style-name="MP15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5"><text:span text:style-name="MT5">Vierte Gliederungsebene</text:span></text:p>
                          <text:list>
                            <text:list-item>
                              <text:p text:style-name="MP15"><text:span text:style-name="MT5">Fünfte Gliederungsebene</text:span></text:p>
                              <text:list>
                                <text:list-item>
                                  <text:p text:style-name="MP15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</text:span><text:span text:style-name="MT5">GliederungsebeneTextmast</text:span><text:span text:style-name="MT5">erformate durch Klicken </text:span><text:span text:style-name="MT5">bearbeiten</text:span></text:p>
                                      <text:list>
                                        <text:list-item>
                                          <text:p text:style-name="MP16"><text:span text:style-name="MT6">Zweite Ebene</text:span></text:p>
                                          <text:list>
                                            <text:list-item>
                                              <text:p text:style-name="MP16"><text:span text:style-name="MT7">Dritte Ebene</text:span></text:p>
                                              <text:list>
                                                <text:list-item>
                                                  <text:p text:style-name="MP17"><text:span text:style-name="MT8">Vierte Ebene</text:span></text:p>
                                                </text:list-item>
                                                <text:list-item>
                                                  <text:p text:style-name="MP17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20:19:25.313292605</meta:creation-date>
    <dc:date>2016-09-08T20:35:06.142633913</dc:date>
    <meta:editing-duration>PT7M11S</meta:editing-duration>
    <meta:editing-cycles>2</meta:editing-cycles>
    <meta:generator>LibreOffice/5.1.5.2$Linux_X86_64 LibreOffice_project/10m0$Build-2</meta:generator>
    <meta:document-statistic meta:object-count="47"/>
  </office:meta>
</office:document-meta>
</file>